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virtualisation54">
      <style:table-properties table:display="true" style:writing-mode="lr-tb"/>
    </style:style>
    <style:style style:name="ta2" style:family="table" style:master-page-name="PageStyle_5f_scooping3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" style:family="table-cell" style:parent-style-name="Default">
      <style:table-cell-properties fo:border-bottom="0.74pt solid #1155cc" fo:background-color="#4a86e8" style:diagonal-bl-tr="none" style:diagonal-tl-br="none" style:text-align-source="value-type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999999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6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rtualisation5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virtualisation54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Cloud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handshak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urround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esponsiv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eas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tten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Berth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ateria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Essenc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lternativ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lumn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edirec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mpos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textua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uppor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volumetric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lee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eneficiar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Interim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hysics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ignificanc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upposedl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Necessar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tationar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mplemen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erialisa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ncep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eserialisa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Artwork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rapezium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Lawn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xhibi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Observator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ccupanc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Training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ranspos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Guidelin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ndependen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ession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opula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Desktop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bstruc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arke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nniversar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uppl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rystallin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Demand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hiel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Essa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dentica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emantic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journey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nclos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oping3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scooping34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The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bou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adg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mpan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ownloa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mblem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follow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galax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g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histor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nstanc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i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job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j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ki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k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local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l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ai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nativ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n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ther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roximit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quantif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q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ea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har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erm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uploa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u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vers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watch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w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xi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x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yellow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zip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z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rtualisation54" style:display-name="PageStyle_virtualisation5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ooping34" style:display-name="PageStyle_scooping3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78" meta:object-count="0"/>
    <meta:generator>LibreOfficeDev/6.0.5.2$Linux_X86_64 LibreOffice_project/</meta:generator>
  </office:meta>
</office:document-meta>
</file>